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6.119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6cm" svg:stroke-color="#ffffff" draw:marker-start="" draw:marker-start-width="0.15cm" draw:marker-start-center="false" draw:marker-end="" draw:marker-end-width="0.15cm" draw:marker-end-center="false" svg:stroke-linecap="round" draw:fill="solid" draw:fill-color="#dee6ef" draw:textarea-horizontal-align="justify" draw:textarea-vertical-align="middle" draw:auto-grow-height="false" fo:min-height="2.412cm" fo:min-width="2.331cm" fo:padding-top="0.41cm" fo:padding-bottom="0.41cm" fo:padding-left="0.535cm" fo:padding-right="0.5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6cm" svg:stroke-color="#168253" draw:marker-start="" draw:marker-start-width="0.15cm" draw:marker-start-center="false" draw:marker-end="" draw:marker-end-width="0.15cm" draw:marker-end-center="false" svg:stroke-linecap="round" draw:fill="solid" draw:fill-color="#dee6ef" draw:textarea-horizontal-align="justify" draw:textarea-vertical-align="middle" draw:auto-grow-height="false" fo:min-height="2.15cm" fo:min-width="2.052cm" fo:padding-top="0.41cm" fo:padding-bottom="0.41cm" fo:padding-left="0.535cm" fo:padding-right="0.5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6cm" svg:stroke-color="#168253" draw:marker-start-width="0.15cm" draw:marker-end-width="0.1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675cm" fo:padding-bottom="0.675cm" fo:padding-left="0.8cm" fo:padding-right="0.8cm" draw:shadow="hidden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26cm" fo:min-width="1.976cm" loext:decorative="false"/>
    </style:style>
    <style:style style:name="gr12" style:family="graphic" style:parent-style-name="standard">
      <style:graphic-properties svg:stroke-width="0.3cm" svg:stroke-color="#168253" draw:marker-start-width="0.65cm" draw:marker-end-width="0.65cm" draw:fill="solid" draw:fill-color="#dee6ef" draw:textarea-horizontal-align="justify" draw:textarea-vertical-align="middle" draw:auto-grow-height="false" fo:min-height="1.572cm" fo:min-width="1.322cm" fo:padding-top="0.275cm" fo:padding-bottom="0.275cm" fo:padding-left="0.4cm" fo:padding-right="0.4cm" loext:decorative="false"/>
    </style:style>
    <style:style style:name="gr13" style:family="graphic" style:parent-style-name="objectwithoutfill">
      <style:graphic-properties svg:stroke-width="0.3cm" svg:stroke-color="#168253" draw:marker-start-width="0.65cm" draw:marker-end-width="0.65cm" svg:stroke-linecap="round" draw:fill="none" draw:textarea-vertical-align="middle" fo:padding-top="0.275cm" fo:padding-bottom="0.275cm" fo:padding-left="0.4cm" fo:padding-right="0.4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13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0.36cm" svg:y2="17.96cm">
          <text:p/>
        </draw:line>
        <draw:line draw:style-name="gr2" draw:text-style-name="P2" draw:layer="layout" svg:x1="6.86cm" svg:y1="13.96cm" svg:x2="13.86cm" svg:y2="13.96cm">
          <text:p/>
        </draw:line>
        <draw:custom-shape draw:style-name="gr3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5cm" svg:y1="23cm" svg:x2="16cm" svg:y2="23cm">
            <text:p/>
          </draw:line>
          <draw:line draw:style-name="gr5" draw:text-style-name="P1" draw:layer="layout" svg:x1="5cm" svg:y1="23cm" svg:x2="5cm" svg:y2="10cm">
            <text:p/>
          </draw:line>
          <draw:line draw:style-name="gr5" draw:text-style-name="P1" draw:layer="layout" svg:x1="8cm" svg:y1="7cm" svg:x2="16cm" svg:y2="7cm">
            <text:p/>
          </draw:line>
          <draw:line draw:style-name="gr5" draw:text-style-name="P1" draw:layer="layout" svg:x1="16cm" svg:y1="7cm" svg:x2="16cm" svg:y2="23cm">
            <text:p/>
          </draw:line>
          <draw:line draw:style-name="gr5" draw:text-style-name="P1" draw:layer="layout" svg:x1="8cm" svg:y1="7cm" svg:x2="5cm" svg:y2="10cm">
            <text:p/>
          </draw:line>
          <draw:line draw:style-name="gr5" draw:text-style-name="P1" draw:layer="layout" svg:x1="5.05cm" svg:y1="10cm" svg:x2="8.05cm" svg:y2="10cm">
            <text:p/>
          </draw:line>
          <draw:line draw:style-name="gr5" draw:text-style-name="P1" draw:layer="layout" svg:x1="8.1cm" svg:y1="7cm" svg:x2="8.1cm" svg:y2="10cm">
            <text:p/>
          </draw:line>
        </draw:g>
        <draw:frame draw:style-name="gr6" draw:text-style-name="P3" draw:layer="layout" svg:width="6.619cm" svg:height="3.405cm" svg:x="7.151cm" svg:y="18.651cm">
          <draw:text-box>
            <text:p><text:span text:style-name="T1">LOG</text:span></text:p>
          </draw:text-box>
        </draw:frame>
        <draw:g draw:style-name="gr7">
          <draw:g draw:style-name="gr7">
            <draw:custom-shape draw:name="Database 1" draw:style-name="gr8" draw:text-style-name="P4" draw:layer="layout" svg:width="3.4cm" svg:height="5.17cm" svg:x="10.55cm" svg:y="12.63cm">
              <text:p/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name="Database" draw:style-name="gr9" draw:text-style-name="P4" draw:layer="layout" svg:width="3.121cm" svg:height="4.75cm" svg:x="10.679cm" svg:y="12.83cm">
              <text:p/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path draw:style-name="gr10" draw:text-style-name="P5" draw:layer="layout" svg:width="3.099cm" svg:height="0.529cm" svg:x="10.7cm" svg:y="15.95cm" svg:viewBox="0 0 3100 530" svg:d="M135 0c0 14 3 28 8 42 7 15 17 30 29 45 29 35 73 67 130 99 125 68 305 125 521 164 221 41 472 62 727 62 256 0 506-21 728-62 216-39 396-96 520-164 57-32 101-64 130-99 13-15 22-30 29-45 5-14 8-28 8-42h135c0 28-5 55-16 82-11 25-27 50-47 75-38 44-94 88-167 128-135 75-330 138-565 181-229 42-490 64-755 64s-525-22-755-64c-235-43-429-106-565-181-73-40-129-84-166-128-21-25-37-50-47-75-11-27-17-54-17-82z">
              <text:p/>
            </draw:path>
            <draw:path draw:style-name="gr10" draw:text-style-name="P5" draw:layer="layout" svg:width="3.099cm" svg:height="0.529cm" svg:x="10.7cm" svg:y="14.7cm" svg:viewBox="0 0 3100 530" svg:d="M135 0c0 14 3 28 8 42 7 15 17 30 29 45 29 35 73 67 130 99 125 68 305 125 521 164 221 41 472 62 727 62 256 0 506-21 728-62 216-39 396-96 520-164 57-32 101-64 130-99 13-15 22-30 29-45 5-14 8-28 8-42h135c0 28-5 55-16 82-11 25-27 50-47 75-38 44-94 88-167 128-135 75-330 138-565 181-229 42-490 64-755 64s-525-22-755-64c-235-43-429-106-565-181-73-40-129-84-166-128-21-25-37-50-47-75-11-27-17-54-17-82z">
              <text:p/>
            </draw:path>
          </draw:g>
          <draw:g draw:style-name="gr7">
            <draw:custom-shape draw:style-name="gr11" draw:text-style-name="P6" draw:layer="layout" svg:width="3.5cm" svg:height="3.5cm" svg:x="11.95cm" svg:y="15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3cm" svg:height="3cm" svg:x="12.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4">
              <draw:line draw:style-name="gr13" draw:text-style-name="P2" draw:layer="layout" svg:x1="13.65cm" svg:y1="15.85cm" svg:x2="13.65cm" svg:y2="16.85cm">
                <text:p/>
              </draw:line>
              <draw:line draw:style-name="gr13" draw:text-style-name="P2" draw:layer="layout" svg:x1="14.403cm" svg:y1="17.603cm" svg:x2="13.696cm" svg:y2="16.896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6:36:29.142000000</dc:date>
    <meta:editing-duration>PT3H52M14S</meta:editing-duration>
    <meta:editing-cycles>10</meta:editing-cycles>
    <meta:generator>LibreOffice/24.2.4.2$Windows_X86_64 LibreOffice_project/51a6219feb6075d9a4c46691dcfe0cd9c4fff3c2</meta:generator>
    <meta:document-statistic meta:object-count="27"/>
  </office:meta>
</office:document-meta>
</file>